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67c8" officeooo:paragraph-rsid="001f67c8"/>
    </style:style>
    <style:style style:name="P2" style:family="paragraph" style:parent-style-name="Standard" style:list-style-name="L1">
      <style:text-properties officeooo:rsid="001f67c8" officeooo:paragraph-rsid="001f67c8"/>
    </style:style>
    <style:style style:name="P3" style:family="paragraph" style:parent-style-name="Standard" style:list-style-name="L2">
      <style:text-properties officeooo:rsid="001f67c8" officeooo:paragraph-rsid="001f67c8"/>
    </style:style>
    <style:style style:name="P4" style:family="paragraph" style:parent-style-name="Standard" style:list-style-name="L3">
      <style:text-properties officeooo:rsid="001f67c8" officeooo:paragraph-rsid="001f67c8"/>
    </style:style>
    <style:style style:name="P5" style:family="paragraph" style:parent-style-name="Standard" style:list-style-name="L4">
      <style:text-properties officeooo:rsid="00214037" officeooo:paragraph-rsid="00214037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f67c8" officeooo:paragraph-rsid="001f67c8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214037" officeooo:paragraph-rsid="00214037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text-properties fo:font-weight="bold" officeooo:rsid="001f67c8" officeooo:paragraph-rsid="001f67c8" style:font-weight-asian="bold" style:font-weight-complex="bold"/>
    </style:style>
    <style:style style:name="P9" style:family="paragraph" style:parent-style-name="Standard">
      <style:text-properties fo:font-weight="bold" officeooo:rsid="001f67c8" officeooo:paragraph-rsid="001f67c8" style:font-weight-asian="bold" style:font-weight-complex="bold"/>
    </style:style>
    <style:style style:name="P10" style:family="paragraph" style:parent-style-name="Standard">
      <style:text-properties fo:font-weight="bold" officeooo:rsid="00214037" officeooo:paragraph-rsid="00214037" style:font-weight-asian="bold" style:font-weight-complex="bold"/>
    </style:style>
    <style:style style:name="P11" style:family="paragraph" style:parent-style-name="Standard" style:list-style-name="L5">
      <style:text-properties fo:font-weight="bold" officeooo:rsid="00214037" officeooo:paragraph-rsid="00214037" style:font-weight-asian="bold" style:font-weight-complex="bold"/>
    </style:style>
    <style:style style:name="P12" style:family="paragraph" style:parent-style-name="Standard" style:list-style-name="L6">
      <style:text-properties fo:font-weight="bold" officeooo:rsid="0021b1a9" officeooo:paragraph-rsid="0021b1a9" style:font-weight-asian="bold" style:font-weight-complex="bold"/>
    </style:style>
    <style:style style:name="P13" style:family="paragraph" style:parent-style-name="Standard" style:list-style-name="L6">
      <style:text-properties fo:font-weight="bold" officeooo:rsid="0021b1a9" officeooo:paragraph-rsid="0022bd60" style:font-weight-asian="bold" style:font-weight-complex="bold"/>
    </style:style>
    <style:style style:name="P14" style:family="paragraph" style:parent-style-name="Standard" style:list-style-name="L1">
      <style:text-properties fo:font-style="normal" fo:font-weight="bold" officeooo:rsid="001f67c8" officeooo:paragraph-rsid="001f67c8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weight="normal" officeooo:rsid="001f67c8" officeooo:paragraph-rsid="001f67c8" style:font-weight-asian="normal" style:font-weight-complex="normal"/>
    </style:style>
    <style:style style:name="P16" style:family="paragraph" style:parent-style-name="Standard">
      <style:text-properties fo:font-weight="normal" officeooo:rsid="00214037" officeooo:paragraph-rsid="00214037" style:font-weight-asian="normal" style:font-weight-complex="normal"/>
    </style:style>
    <style:style style:name="P17" style:family="paragraph" style:parent-style-name="Standard">
      <style:text-properties fo:font-weight="normal" officeooo:rsid="0021b1a9" officeooo:paragraph-rsid="0021b1a9" style:font-weight-asian="normal" style:font-weight-complex="normal"/>
    </style:style>
    <style:style style:name="P18" style:family="paragraph" style:parent-style-name="Standard">
      <style:text-properties fo:font-weight="normal" officeooo:rsid="0022a5e8" officeooo:paragraph-rsid="0022bd60" style:font-weight-asian="normal" style:font-weight-complex="normal"/>
    </style:style>
    <style:style style:name="P19" style:family="paragraph" style:parent-style-name="Standard">
      <style:text-properties fo:font-weight="normal" officeooo:rsid="0022bd60" officeooo:paragraph-rsid="0022bd60" style:font-weight-asian="normal" style:font-weight-complex="normal"/>
    </style:style>
    <style:style style:name="P20" style:family="paragraph" style:parent-style-name="Standard">
      <style:text-properties fo:font-weight="normal" officeooo:rsid="00237d3a" officeooo:paragraph-rsid="00237d3a" style:font-weight-asian="normal" style:font-weight-complex="normal"/>
    </style:style>
    <style:style style:name="P21" style:family="paragraph" style:parent-style-name="Standard" style:list-style-name="L6">
      <style:text-properties style:text-underline-style="solid" style:text-underline-width="auto" style:text-underline-color="font-color" fo:font-weight="normal" officeooo:rsid="0022bd60" officeooo:paragraph-rsid="0022bd60" style:font-weight-asian="normal" style:font-weight-complex="normal"/>
    </style:style>
    <style:style style:name="P22" style:family="paragraph" style:parent-style-name="Standard" style:list-style-name="L6">
      <style:text-properties style:text-underline-style="solid" style:text-underline-width="auto" style:text-underline-color="font-color" fo:font-weight="normal" officeooo:rsid="00237d3a" officeooo:paragraph-rsid="00237d3a" style:font-weight-asian="normal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fo:font-size="16pt" fo:font-weight="bold" officeooo:rsid="00214037" officeooo:paragraph-rsid="00214037" style:font-size-asian="16pt" style:font-weight-asian="bold" style:font-size-complex="16pt" style:font-weight-complex="bold"/>
    </style:style>
    <style:style style:name="T1" style:family="text">
      <style:text-properties officeooo:rsid="0021403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1403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b1a9" style:font-weight-asian="normal" style:font-weight-complex="normal"/>
    </style:style>
    <style:style style:name="T8" style:family="text">
      <style:text-properties fo:font-weight="normal" officeooo:rsid="0022bd60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ructions</text:p>
      <text:p text:style-name="P1"/>
      <text:p text:style-name="P1"/>
      <text:p text:style-name="P1"/>
      <text:list xml:id="list1218350425871997352" text:style-name="L1">
        <text:list-item>
          <text:p text:style-name="P8">Login</text:p>
        </text:list-item>
      </text:list>
      <text:p text:style-name="P1"/>
      <text:list xml:id="list164748381112875" text:continue-numbering="true" text:style-name="L1">
        <text:list-item>
          <text:p text:style-name="P14">Select “Team” in the game menu</text:p>
        </text:list-item>
      </text:list>
      <text:p text:style-name="P1"/>
      <text:list xml:id="list164747674226421" text:continue-numbering="true" text:style-name="L1">
        <text:list-item>
          <text:p text:style-name="P2">In the waiting page, <text:span text:style-name="T2">if you're not automatically redirected, remove the /wait/ portion of the URL</text:span></text:p>
        </text:list-item>
      </text:list>
      <text:p text:style-name="P1"/>
      <text:list xml:id="list164747139602275" text:continue-numbering="true" text:style-name="L1">
        <text:list-item>
          <text:p text:style-name="P8">Play the game</text:p>
        </text:list-item>
      </text:list>
      <text:list xml:id="list1652556549383037953" text:style-name="L2">
        <text:list-item>
          <text:p text:style-name="P3"><text:span text:style-name="T2">Pick defects</text:span>:</text:p>
        </text:list-item>
      </text:list>
      <text:list xml:id="list8712847180550559771" text:style-name="L3">
        <text:list-item>
          <text:list>
            <text:list-item>
              <text:p text:style-name="P4">Select the code you want to pick</text:p>
            </text:list-item>
            <text:list-item>
              <text:p text:style-name="P4">Chose the severity of the defect (Minor/Major)</text:p>
            </text:list-item>
            <text:list-item>
              <text:p text:style-name="P4">Chose the type from the list</text:p>
            </text:list-item>
            <text:list-item>
              <text:p text:style-name="P4">Click “Pin”</text:p>
            </text:list-item>
          </text:list>
        </text:list-item>
      </text:list>
      <text:list xml:id="list164748709255612" text:continue-list="list1652556549383037953" text:style-name="L2">
        <text:list-item>
          <text:p text:style-name="P3"><text:span text:style-name="T2">Highlight and scroll to defects you find</text:span>:</text:p>
          <text:list>
            <text:list-item>
              <text:p text:style-name="P3">simply by clicking on its description</text:p>
            </text:list-item>
          </text:list>
        </text:list-item>
        <text:list-item>
          <text:p text:style-name="P3"><text:span text:style-name="T2">Unpick defects</text:span>:</text:p>
          <text:list>
            <text:list-item>
              <text:p text:style-name="P3">by clicking the “x” of the respective defect in the list</text:p>
            </text:list-item>
          </text:list>
        </text:list-item>
      </text:list>
      <text:p text:style-name="P1"/>
      <text:list xml:id="list164748436202266" text:continue-list="list164747139602275" text:style-name="L1">
        <text:list-item>
          <text:p text:style-name="P8">Press “Done” when you finish</text:p>
        </text:list-item>
      </text:list>
      <text:p text:style-name="P1"/>
      <text:list xml:id="list164748210675492" text:continue-numbering="true" text:style-name="L1">
        <text:list-item>
          <text:p text:style-name="P2">In the waiting page, <text:span text:style-name="T2">if you're not automatically redirected, remove the /wait/ portion of the URL. </text:span><text:span text:style-name="T5">In this particular case, wait for your teammate</text:span></text:p>
        </text:list-item>
      </text:list>
      <text:p text:style-name="P1"/>
      <text:list xml:id="list164749073902835" text:continue-numbering="true" text:style-name="L1">
        <text:list-item>
          <text:p text:style-name="P2"><text:span text:style-name="T4">Review in group</text:span> – <text:span text:style-name="T3">this part can be done</text:span><text:span text:style-name="T2"> in a single computer (the captain's)</text:span></text:p>
        </text:list-item>
      </text:list>
      <text:list xml:id="list4716369390080178840" text:style-name="L4">
        <text:list-item>
          <text:p text:style-name="P5">Captain</text:p>
          <text:list>
            <text:list-item>
              <text:p text:style-name="P5">has to c<text:span text:style-name="T2">hoose which defects are in the final answer</text:span>, by unpicking the unwanted ones. The unpicked defects will turn gray and will not be part of the rating process</text:p>
            </text:list-item>
          </text:list>
        </text:list-item>
        <text:list-item>
          <text:p text:style-name="P5">Other team members</text:p>
          <text:list>
            <text:list-item>
              <text:p text:style-name="P5">can <text:span text:style-name="T2">vote up or down the defects to help the captain</text:span> reach a decision</text:p>
            </text:list-item>
          </text:list>
        </text:list-item>
      </text:list>
      <text:p text:style-name="P1"/>
      <text:list xml:id="list164748733638011" text:continue-list="list164749073902835" text:style-name="L1">
        <text:list-item>
          <text:p text:style-name="P8">Press “Done” when you finish</text:p>
        </text:list-item>
      </text:list>
      <text:p text:style-name="P1"/>
      <text:list xml:id="list164747294319997" text:continue-numbering="true" text:style-name="L1">
        <text:list-item>
          <text:p text:style-name="P8">View results</text:p>
        </text:list-item>
      </text:list>
      <text:p text:style-name="P1"/>
      <text:list xml:id="list164747367400790" text:continue-numbering="true" text:style-name="L1">
        <text:list-item>
          <text:p text:style-name="P8">Check <text:span text:style-name="T1">the r</text:span>anking by pressing the “Ranking” button or via the proper link in the main page</text:p>
        </text:list-item>
      </text:list>
      <text:p text:style-name="P9"/>
      <text:p text:style-name="P9"/>
      <text:p text:style-name="P15"/>
      <text:p text:style-name="P15"/>
      <text:p text:style-name="P15"/>
      <text:p text:style-name="P23">Types of defects</text:p>
      <text:p text:style-name="P16"/>
      <text:p text:style-name="P16"/>
      <text:p text:style-name="P16"/>
      <text:p text:style-name="P16">This describes the type of defects that can appear in the exercise and the way to pin them.</text:p>
      <text:p text:style-name="P16"/>
      <text:list xml:id="list2193558255987006033" text:style-name="L6">
        <text:list-item>
          <text:p text:style-name="P12">Documentation</text:p>
        </text:list-item>
      </text:list>
      <text:p text:style-name="P18">Defects related to documentation of classes, variables and methods, or comments in general.</text:p>
      <text:list xml:id="list164748236516755" text:continue-numbering="true" text:style-name="L6">
        <text:list-item>
          <text:list>
            <text:list-item>
              <text:p text:style-name="P21">select the whole comment</text:p>
            </text:list-item>
          </text:list>
        </text:list-item>
      </text:list>
      <text:p text:style-name="P17"/>
      <text:list xml:id="list164747557591743" text:continue-numbering="true" text:style-name="L6">
        <text:list-item>
          <text:p text:style-name="P13">Assignment/Initialization</text:p>
        </text:list-item>
      </text:list>
      <text:p text:style-name="P19"><text:span text:style-name="T8">Defects related to variable initialization or assignment.</text:span></text:p>
      <text:list xml:id="list164747320779056" text:continue-numbering="true" text:style-name="L6">
        <text:list-item>
          <text:list>
            <text:list-item>
              <text:p text:style-name="P22">If in the initial value is wrong, select the value</text:p>
            </text:list-item>
          </text:list>
        </text:list-item>
      </text:list>
      <text:p text:style-name="P17"/>
      <text:list xml:id="list164748483965384" text:continue-numbering="true" text:style-name="L6">
        <text:list-item>
          <text:p text:style-name="P12">Checking</text:p>
        </text:list-item>
      </text:list>
      <text:p text:style-name="P20">When the checking of a condition is not correct</text:p>
      <text:list xml:id="list164747197957311" text:continue-numbering="true" text:style-name="L6">
        <text:list-item>
          <text:list>
            <text:list-item>
              <text:p text:style-name="P22">select the respective condition</text:p>
            </text:list-item>
          </text:list>
        </text:list-item>
      </text:list>
      <text:p text:style-name="P17"/>
      <text:list xml:id="list164749221272387" text:continue-numbering="true" text:style-name="L6">
        <text:list-item>
          <text:p text:style-name="P12">Algorythm</text:p>
        </text:list-item>
      </text:list>
      <text:p text:style-name="P20">When the algorithm is not doing what is meant</text:p>
      <text:list xml:id="list164748226925183" text:continue-numbering="true" text:style-name="L6">
        <text:list-item>
          <text:list>
            <text:list-item>
              <text:p text:style-name="P22">if the issue is in one instruction only, select that instruction</text:p>
            </text:list-item>
            <text:list-item>
              <text:p text:style-name="P22">if the issue cannot be assigned to a specific instruction, select the closing bracket ( } ) of that function</text:p>
            </text:list-item>
          </text:list>
        </text:list-item>
      </text:list>
      <text:p text:style-name="P17"/>
      <text:list xml:id="list164748658100811" text:continue-numbering="true" text:style-name="L6">
        <text:list-item>
          <text:p text:style-name="P12">Interface</text:p>
        </text:list-item>
      </text:list>
      <text:p text:style-name="P20">Issues related to interface procedures</text:p>
      <text:list xml:id="list164748673928117" text:continue-numbering="true" text:style-name="L6">
        <text:list-item>
          <text:list>
            <text:list-item>
              <text:p text:style-name="P22">select the instruction where that issue is present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7">Severity</text:p>
      <text:p text:style-name="P16"/>
      <text:p text:style-name="P16"/>
      <text:list xml:id="list4174123233135587826" text:style-name="L5">
        <text:list-item>
          <text:p text:style-name="P11">Major – <text:span text:style-name="T6">defects that prevent the correct flow of the program <text:s/></text:span><text:span text:style-name="T7">or a correct result</text:span></text:p>
        </text:list-item>
      </text:list>
      <text:p text:style-name="P10"/>
      <text:list xml:id="list164747771741592" text:continue-numbering="true" text:style-name="L5">
        <text:list-item>
          <text:p text:style-name="P11">Minor – <text:span text:style-name="T6">defects that do not interfere in the flow of the program, </text:span><text:span text:style-name="T7">but its execution isn't optim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5:57:13.393005546</meta:creation-date>
    <dc:date>2016-01-21T16:47:47.051447298</dc:date>
    <meta:editing-duration>PT20M11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2" meta:paragraph-count="45" meta:word-count="386" meta:character-count="2085" meta:non-whitespace-character-count="1776"/>
  </office:meta>
</office:document-meta>
</file>